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81in"/>
    </style:style>
    <style:style style:name="co2" style:family="table-column">
      <style:table-column-properties fo:break-before="auto" style:column-width="0.9161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0.4866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0008in solid #000000" fo:border-right="0.0008in solid #000000" fo:border-top="none"/>
      <style:text-properties fo:font-size="12pt" style:text-underline-style="solid" style:text-underline-width="auto" style:text-underline-color="font-color" style:font-size-asian="12pt" style:font-size-complex="12pt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0.2173in"/>
    </style:style>
    <style:style style:name="gr3" style:family="graphic">
      <style:graphic-properties draw:stroke="none" svg:stroke-color="#000000" draw:fill="none" draw:fill-color="#ffffff" fo:min-height="0.2268in"/>
    </style:style>
    <style:style style:name="gr4" style:family="graphic">
      <style:graphic-properties draw:stroke="none" svg:stroke-color="#000000" draw:fill="none" draw:fill-color="#ffffff" fo:min-height="0.1862in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<text:s text:c="2"/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style-name="ce1"/>
          <table:table-cell table:style-name="ce2" office:value-type="string">
            <text:p>Actors</text:p>
          </table:table-cell>
          <table:table-cell table:style-name="ce1" table:number-columns-repeated="2"/>
          <table:table-cell table:style-name="ce2" office:value-type="string">
            <text:p>Movies</text:p>
          </table:table-cell>
          <table:table-cell table:style-name="ce1" table:number-columns-repeated="2"/>
          <table:table-cell table:style-name="ce2" office:value-type="string">
            <text:p>Directors</text:p>
          </table:table-cell>
          <table:table-cell table:style-name="ce1" table:number-columns-repeated="5"/>
        </table:table-row>
        <table:table-row table:style-name="ro3">
          <table:table-cell table:style-name="ce1"/>
          <table:table-cell table:style-name="ce3" office:value-type="string">
            <text:p>ActorID</text:p>
          </table:table-cell>
          <table:table-cell table:style-name="ce1" table:number-columns-repeated="2"/>
          <table:table-cell table:style-name="ce6" office:value-type="string">
            <text:p>MovieID</text:p>
          </table:table-cell>
          <table:table-cell table:style-name="ce1" table:number-columns-repeated="2"/>
          <table:table-cell table:style-name="ce6" office:value-type="string">
            <text:p>DirectorID</text:p>
          </table:table-cell>
          <table:table-cell table:style-name="ce1" table:number-columns-repeated="5"/>
        </table:table-row>
        <table:table-row table:style-name="ro3">
          <table:table-cell table:style-name="ce1"/>
          <table:table-cell table:style-name="ce4" office:value-type="string">
            <text:p>ActFname</text:p>
          </table:table-cell>
          <table:table-cell table:style-name="ce1">
            <draw:ellipse table:end-cell-address="Sheet1.D9" table:end-x="0.1776in" table:end-y="0.0882in" draw:z-index="1" draw:style-name="gr1" draw:text-style-name="P1" svg:width="0.7276in" svg:height="0.4051in" svg:x="0.2614in" svg:y="0.1051in">
              <text:p/>
            </draw:ellipse>
            <draw:frame table:end-cell-address="Sheet1.D8" table:end-x="0.0346in" table:end-y="0.1193in" draw:z-index="5" draw:style-name="gr2" svg:width="0.4787in" svg:height="0.2173in" svg:x="0.3673in" svg:y="0.113in">
              <draw:text-box>
                <text:p><text:s text:c="3"/>plays</text:p>
              </draw:text-box>
            </draw:frame>
          </table:table-cell>
          <table:table-cell table:style-name="ce1"/>
          <table:table-cell table:style-name="ce4" office:value-type="string">
            <text:p>Title</text:p>
          </table:table-cell>
          <table:table-cell table:style-name="ce1">
            <draw:ellipse table:end-cell-address="Sheet1.G9" table:end-x="0.1378in" table:end-y="0.1122in" draw:z-index="2" draw:style-name="gr1" draw:text-style-name="P1" svg:width="0.737in" svg:height="0.4047in" svg:x="0.2122in" svg:y="0.1295in">
              <text:p/>
            </draw:ellipse>
            <draw:frame table:end-cell-address="Sheet1.G8" table:end-x="0.0642in" table:end-y="0.1854in" draw:z-index="7" draw:style-name="gr3" svg:width="0.5201in" svg:height="0.2268in" svg:x="0.3555in" svg:y="0.1697in">
              <draw:text-box>
                <text:p><text:s/>directs</text:p>
              </draw:text-box>
            </draw:frame>
          </table:table-cell>
          <table:table-cell table:style-name="ce1"/>
          <table:table-cell table:style-name="ce4" office:value-type="string">
            <text:p>DirFname</text:p>
          </table:table-cell>
          <table:table-cell table:style-name="ce1" table:number-columns-repeated="5"/>
        </table:table-row>
        <table:table-row table:style-name="ro3">
          <table:table-cell table:style-name="ce1"/>
          <table:table-cell table:style-name="ce4" office:value-type="string">
            <text:p>ActLname</text:p>
            <draw:line table:end-cell-address="Sheet1.D8" table:end-x="0.4469in" table:end-y="0.113in" draw:z-index="3" draw:style-name="gr1" draw:text-style-name="P1" svg:x1="0.8949in" svg:y1="0.113in" svg:x2="2.1709in" svg:y2="0.1126in">
              <text:p/>
            </draw:line>
          </table:table-cell>
          <table:table-cell table:style-name="ce1">
            <draw:frame table:end-cell-address="Sheet1.D9" table:end-x="0.0933in" table:end-y="0.0799in" draw:z-index="6" draw:style-name="gr4" svg:width="0.4594in" svg:height="0.1862in" svg:x="0.4453in" svg:y="0.1047in">
              <draw:text-box>
                <text:p><text:s text:c="2"/>role</text:p>
              </draw:text-box>
            </draw:frame>
          </table:table-cell>
          <table:table-cell table:style-name="ce1"/>
          <table:table-cell table:style-name="ce4" office:value-type="string">
            <text:p>Genre</text:p>
            <draw:line table:end-cell-address="Sheet1.G8" table:end-x="0.3811in" table:end-y="0.1213in" draw:z-index="4" draw:style-name="gr1" draw:text-style-name="P1" svg:x1="0.9862in" svg:y1="0.1209in" svg:x2="2.222in" svg:y2="0.1213in">
              <text:p/>
            </draw:line>
          </table:table-cell>
          <table:table-cell table:style-name="ce1" table:number-columns-repeated="2"/>
          <table:table-cell table:style-name="ce4" office:value-type="string">
            <text:p>DirLname</text:p>
          </table:table-cell>
          <table:table-cell table:style-name="ce1" table:number-columns-repeated="5"/>
        </table:table-row>
        <table:table-row table:style-name="ro3">
          <table:table-cell table:style-name="ce1"/>
          <table:table-cell table:style-name="ce4" office:value-type="string">
            <text:p>Phone</text:p>
          </table:table-cell>
          <table:table-cell table:style-name="ce1" table:number-columns-repeated="2"/>
          <table:table-cell table:style-name="ce4" office:value-type="string">
            <text:p>Country</text:p>
          </table:table-cell>
          <table:table-cell table:style-name="ce1" table:number-columns-repeated="2"/>
          <table:table-cell table:style-name="ce4" office:value-type="string">
            <text:p>Phone</text:p>
          </table:table-cell>
          <table:table-cell table:style-name="ce1" table:number-columns-repeated="5"/>
        </table:table-row>
        <table:table-row table:style-name="ro3">
          <table:table-cell table:style-name="ce1"/>
          <table:table-cell table:style-name="ce4" office:value-type="string">
            <text:p>BirthDate</text:p>
          </table:table-cell>
          <table:table-cell table:style-name="ce1" table:number-columns-repeated="2"/>
          <table:table-cell table:style-name="ce4" office:value-type="string">
            <text:p>Year</text:p>
          </table:table-cell>
          <table:table-cell table:style-name="ce1" table:number-columns-repeated="2"/>
          <table:table-cell table:style-name="ce4" office:value-type="string">
            <text:p>BirthDate</text:p>
          </table:table-cell>
          <table:table-cell table:style-name="ce1" table:number-columns-repeated="5"/>
        </table:table-row>
        <table:table-row table:style-name="ro3">
          <table:table-cell table:style-name="ce1"/>
          <table:table-cell table:style-name="ce5" office:value-type="string">
            <text:p>Nationality</text:p>
          </table:table-cell>
          <table:table-cell table:style-name="ce1" table:number-columns-repeated="2"/>
          <table:table-cell table:style-name="ce4" office:value-type="string">
            <text:p>Duration</text:p>
          </table:table-cell>
          <table:table-cell table:style-name="ce1" table:number-columns-repeated="2"/>
          <table:table-cell table:style-name="ce5" office:value-type="string">
            <text:p>Nationality</text:p>
          </table:table-cell>
          <table:table-cell table:style-name="ce1" table:number-columns-repeated="5"/>
        </table:table-row>
        <table:table-row table:style-name="ro4">
          <table:table-cell table:number-columns-repeated="4"/>
          <table:table-cell table:style-name="ce4" office:value-type="string">
            <text:p><text:span text:style-name="T1">RatingStars</text:span></text:p>
          </table:table-cell>
          <table:table-cell table:number-columns-repeated="8"/>
        </table:table-row>
        <table:table-row table:style-name="ro4">
          <table:table-cell table:number-columns-repeated="4"/>
          <table:table-cell table:style-name="ce5" office:value-type="string">
            <text:p><text:span text:style-name="T1">NrRatings</text:span></text:p>
          </table:table-cell>
          <table:table-cell table:number-columns-repeated="8"/>
        </table:table-row>
        <table:table-row table:style-name="ro4" table:number-rows-repeated="11">
          <table:table-cell table:number-columns-repeated="13"/>
        </table:table-row>
        <table:table-row table:style-name="ro4">
          <table:table-cell table:number-columns-repeated="6"/>
          <table:table-cell>
            <draw:frame table:end-cell-address="Sheet1.M36" table:end-x="0.1776in" table:end-y="0.1744in" draw:z-index="0" draw:style-name="gr5" draw:text-style-name="P1" svg:width="4.6976in" svg:height="2.1024in" svg:x="0.3921in" svg:y="0.028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5/17/2018</text:date>, <text:time>12:4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a Cirstoiu</meta:initial-creator>
    <meta:creation-date>2018-05-17T08:46:18.40</meta:creation-date>
    <dc:date>2018-05-17T12:48:46.37</dc:date>
    <dc:creator>Daniela Cirstoiu</dc:creator>
    <meta:editing-duration>PT45M59S</meta:editing-duration>
    <meta:editing-cycles>3</meta:editing-cycles>
    <meta:generator>OpenOffice/4.1.5$Win32 OpenOffice.org_project/415m1$Build-9789</meta:generator>
    <meta:document-statistic meta:table-count="3" meta:cell-count="2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